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65A0DCCBB00CBBC5CA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9F2000005258F92BE8F7643D7A7.png" manifest:media-type="image/png"/>
  <manifest:file-entry manifest:full-path="Pictures/100002010000019000000190444AC5A0E84290EF.png" manifest:media-type="image/png"/>
  <manifest:file-entry manifest:full-path="Pictures/10000201000001A5000001BE779176043E6E7A6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6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363cm"/>
      <style:paragraph-properties style:writing-mode="lr-tb"/>
    </style:style>
    <style:style style:name="pr7" style:family="presentation" style:parent-style-name="Default-title">
      <style:graphic-properties fo:min-height="1.575cm"/>
      <style:paragraph-properties style:writing-mode="lr-tb"/>
    </style:style>
    <style:style style:name="pr8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 style:writing-mode="lr-tb"/>
      <style:text-properties fo:font-size="55pt" style:font-size-asian="55pt" style:font-size-complex="55pt"/>
    </style:style>
    <style:style style:name="P9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5pt" style:font-size-asian="55pt" style:font-size-complex="55pt"/>
    </style:style>
    <style:style style:name="T6" style:family="text">
      <style:text-properties fo:color="#999999" loext:opacity="100%" fo:font-size="33pt" style:font-size-asian="33pt" style:font-size-complex="33pt"/>
    </style:style>
    <style:style style:name="T7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</text:span><text:span text:style-name="T1">14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GDPR support</text:span><text:span text:style-name="T2"><text:line-break/></text:span><text:span text:style-name="T3"> Async delete vs “right to be </text:span><text:span text:style-name="T3">forgotten”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779176043E6E7A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33.602cm" svg:height="1.969cm" svg:x="2.154cm" svg:y="1.181cm" presentation:class="title" presentation:placeholder="true">
          <draw:text-box/>
        </draw:frame>
        <draw:frame presentation:style-name="pr5" draw:layer="layout" svg:width="23.692cm" svg:height="9.134cm" svg:x="2.156cm" svg:y="4.134cm" presentation:class="outline" presentation:placeholder="true">
          <draw:text-box/>
        </draw:frame>
        <draw:frame draw:style-name="gr3" draw:text-style-name="P1" draw:layer="layout" svg:width="27.999cm" svg:height="14.483cm" svg:x="0.001cm" svg:y="0cm">
          <draw:image xlink:href="Pictures/10000201000009F2000005258F92BE8F7643D7A7.png" xlink:type="simple" xlink:show="embed" xlink:actuate="onLoad" draw:mime-type="image/png">
            <text:p/>
          </draw:image>
        </draw:frame>
        <draw:frame presentation:style-name="pr5" draw:text-style-name="P6" draw:layer="layout" svg:width="23.692cm" svg:height="0.983cm" svg:x="0.217cm" svg:y="14.572cm" presentation:class="outline" presentation:user-transformed="true">
          <draw:text-box>
            <text:p><text:span text:style-name="T4"><text:a xlink:href="https://www.youtube.com/watch?v=mISCTU-cqt8" xlink:type="simple">https://www.youtube.com/watch?v=mISCTU-cqt8</text:a></text:span></text:p>
            <text:list text:style-name="L3">
              <text:list-header>
                <text:p><text:span text:style-name="T4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3.694cm" svg:height="2.363cm" svg:x="2.154cm" svg:y="11.223cm" presentation:class="title" presentation:user-transformed="true">
          <draw:text-box>
            <text:p text:style-name="P1"><text:span text:style-name="T5">Apache Ozone</text:span></text:p>
          </draw:text-box>
        </draw:frame>
        <draw:frame presentation:style-name="pr7" draw:text-style-name="P9" draw:layer="layout" svg:width="19.601cm" svg:height="1.575cm" svg:x="4.308cm" svg:y="13.389cm" presentation:class="title" presentation:user-transformed="true">
          <draw:text-box>
            <text:p text:style-name="P1"><text:span text:style-name="T6">ozone.apache.org</text:span></text:p>
          </draw:text-box>
        </draw:frame>
        <draw:frame presentation:style-name="pr8" draw:text-style-name="P11" draw:layer="layout" svg:width="10.77cm" svg:height="1.893cm" svg:x="16.801cm" svg:y="4.998cm" presentation:class="title" presentation:user-transformed="true">
          <draw:text-box>
            <text:p text:style-name="P10"><text:span text:style-name="T7">Hadoop FS</text:span></text:p>
          </draw:text-box>
        </draw:frame>
        <draw:frame presentation:style-name="pr8" draw:text-style-name="P11" draw:layer="layout" svg:width="10.77cm" svg:height="1.893cm" svg:x="16.801cm" svg:y="7.876cm" presentation:class="title" presentation:user-transformed="true">
          <draw:text-box>
            <text:p text:style-name="P10"><text:span text:style-name="T7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8" draw:text-style-name="P11" draw:layer="layout" svg:width="10.77cm" svg:height="1.893cm" svg:x="16.801cm" svg:y="2.045cm" presentation:class="title" presentation:user-transformed="true">
          <draw:text-box>
            <text:p text:style-name="P10"><text:span text:style-name="T7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779176043E6E7A68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A0DCCBB00CBBC5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cm" draw:marker-start-width="0.35cm" draw:marker-end-width="0.35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1-02-19T14:40:45.704355510</dc:date>
    <meta:editing-duration>P3DT20H46M45S</meta:editing-duration>
    <meta:editing-cycles>38</meta:editing-cycles>
    <meta:generator>LibreOffice/7.1.0.3$Linux_X86_64 LibreOffice_project/10$Build-3</meta:generator>
    <meta:document-statistic meta:object-count="44"/>
  </office:meta>
</office:document-meta>
</file>